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6pt" fo:font-style="normal" style:text-underline-style="none" fo:font-weight="bold" style:text-blinking="false" fo:background-color="transparent"/>
    </style:style>
    <style:style style:name="P2"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3"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style:style>
    <style:style style:name="P5"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77344898-7fff-27a2-2cbb-a6248224f847"/>Notice d’utilisation, d’acquisition et de visualisation de données avec le SensitivePen :</text:p>
      <text:p text:style-name="Text_20_body"/>
      <text:p text:style-name="P2">!!! ne pas oublier d’appuyer sur play (bouton triangle) !!!</text:p>
      <text:p text:style-name="Text_20_body"/>
      <text:p text:style-name="P3">Le SensitivePen est un stylo équipé d’un movuino, d’une nappe et d’un capteur de pression permettant d’enregistrer des données précises sur l’écriture.</text:p>
      <text:p text:style-name="P3">(Pour l’instant le SensitivePen n’est équipé que du movuino.)</text:p>
      <text:p text:style-name="Text_20_body"/>
      <text:p text:style-name="P3">L’acquisition des données du SensitivePen peut se faire de deux manières différentes : </text:p>
      <text:list xml:id="list1909534097" text:style-name="L1">
        <text:list-item>
          <text:p text:style-name="P5">offline </text:p>
        </text:list-item>
        <text:list-item>
          <text:p text:style-name="P5">live/online </text:p>
        </text:list-item>
      </text:list>
      <text:p text:style-name="Text_20_body"/>
      <text:p text:style-name="P6">Pour ces deux modes il est nécessaire d’avoir Arduino (équipé des bonnes librairies)</text:p>
      <text:p text:style-name="P3">et les deux firmware correspondant au mode offline et online (sur le git), Unity pour la visualisation, un IDE python pour l’extraction et le traitement (équipé des bonnes librairies) et le patch MAx msp sera nécessaire pour le mode online.</text:p>
      <text:p text:style-name="Text_20_body"/>
      <text:p text:style-name="P4">Le mode Offline :</text:p>
      <text:p text:style-name="Text_20_body"/>
      <text:p text:style-name="P6">Dans ce mode les données de l’acquisition sont stockées dans le movuino durant et le test et seront extraites  ensuite via un programme python pour les traiter. On pourra ensuite charger le fichier dans le programme unity pour revisualiser le test.</text:p>
      <text:p text:style-name="Text_20_body"/>
      <text:p text:style-name="P6">Arduino :</text:p>
      <text:p text:style-name="Text_20_body"/>
      <text:p text:style-name="P6">Python : </text:p>
      <text:p text:style-name="Text_20_body"/>
      <text:p text:style-name="P6">Unity :</text:p>
      <text:p text:style-name="Text_20_body"/>
      <text:p text:style-name="P4">Le mode Online :</text:p>
      <text:p text:style-name="Text_20_body"/>
      <text:p text:style-name="P6">Dans ce mode les données de l'acquisition sont directement envoyées à l’ordinateur qui les enregistre et permet une visualisation live de ces dernières sur Unity.</text:p>
      <text:p text:style-name="Text_20_body"/>
      <text:p text:style-name="P6">Arduino :</text:p>
      <text:p text:style-name="Text_20_body"><text:soft-page-break/></text:p>
      <text:p text:style-name="P6">(Python :)</text:p>
      <text:p text:style-name="P6">Max msp :</text:p>
      <text:p text:style-name="Text_20_body"/>
      <text:p text:style-name="P6">Unity :</text:p>
      <text:p text:style-name="Text_20_body"><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2T15:48:05.542000000</meta:creation-date>
    <dc:date>2021-06-02T15:48:29.854000000</dc:date>
    <meta:editing-duration>PT24S</meta:editing-duration>
    <meta:editing-cycles>1</meta:editing-cycles>
    <meta:document-statistic meta:table-count="0" meta:image-count="0" meta:object-count="0" meta:page-count="2" meta:paragraph-count="21" meta:word-count="212" meta:character-count="1297" meta:non-whitespace-character-count="1101"/>
    <meta:generator>LibreOffice/7.0.1.2$Windows_X86_64 LibreOffice_project/7cbcfc562f6eb6708b5ff7d7397325de9e764452</meta:generator>
  </office:meta>
</office:document-meta>
</file>